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nux Libertine O" svg:font-family="'Linux Libertine O'"/>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stem-ui" svg:font-family="system-ui, sans-serif"/>
  </office:font-face-decls>
  <office:automatic-styles>
    <style:style style:name="P1" style:family="paragraph" style:parent-style-name="Text_20_body">
      <style:paragraph-properties fo:margin-left="0cm" fo:margin-right="0cm" fo:line-height="150%" fo:orphans="2" fo:widows="2" fo:text-indent="0cm" style:auto-text-indent="false"/>
      <style:text-properties fo:font-variant="normal" fo:text-transform="none" fo:color="#000000" loext:opacity="100%" style:font-name="system-ui" fo:font-size="10.5pt" fo:letter-spacing="normal" fo:font-style="normal" fo:font-weight="normal"/>
    </style:style>
    <style:style style:name="P2" style:family="paragraph" style:parent-style-name="Text_20_body">
      <style:paragraph-properties fo:margin-left="0cm" fo:margin-right="0cm" fo:line-height="150%" fo:orphans="2" fo:widows="2" fo:text-indent="0cm" style:auto-text-indent="false"/>
      <style:text-properties fo:font-variant="normal" fo:text-transform="none" fo:color="#000000" loext:opacity="100%" fo:letter-spacing="normal"/>
    </style:style>
    <style:style style:name="P3" style:family="paragraph" style:parent-style-name="Text_20_body">
      <style:paragraph-properties fo:margin-left="0cm" fo:margin-right="0cm" fo:line-height="150%" fo:orphans="2" fo:widows="2" fo:text-indent="0cm" style:auto-text-indent="false"/>
      <style:text-properties fo:font-variant="normal" fo:text-transform="none" fo:color="#000000" loext:opacity="100%" style:font-name="system-ui" fo:font-size="10.5pt" fo:letter-spacing="normal" fo:font-style="normal" fo:font-weight="normal" officeooo:paragraph-rsid="000c7e19"/>
    </style:style>
    <style:style style:name="T1" style:family="text">
      <style:text-properties style:text-underline-style="solid" style:text-underline-width="auto" style:text-underline-color="font-color"/>
    </style:style>
    <style:style style:name="T2" style:family="text">
      <style:text-properties officeooo:rsid="000c7e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emins psi deviennent voies</text:p>
      <text:p text:style-name="P2"> </text:p>
      <text:p text:style-name="P1">P29 : main du juste : <text:span text:style-name="T1">les</text:span> compétences d’arme, pas <text:span text:style-name="T1">la</text:span>.</text:p>
      <text:p text:style-name="P2"> </text:p>
      <text:p text:style-name="P1">Portée vide à ‘-‘</text:p>
      <text:p text:style-name="P2"> </text:p>
      <text:p text:style-name="P1">Théurgie orthodoxe</text:p>
      <text:p text:style-name="P2"> </text:p>
      <text:p text:style-name="P3">Ritualis staticus (rang 3) : ce puissant pouvoir permet à un prêtre d’empêcher un démon de se matérialiser pleinement à proximité, il n’a aucun effet sur un démon déjà complètement présent sur le plan matériel. Le jet de théurgie est effectué en opposition (&lt;celui des incréments&gt;) avec un jet du démon dont le nombre de dés lancés est égal à son nombre de Qliphoth <text:span text:style-name="T2">(utiliser puissance RETRAVAILLER CA)</text:span></text:p>
      <text:p text:style-name="P3">(il est considéré comme ayant une compétence au rang 3 si ce nombre est supérieur ou égal à 6) et le trait employé est Volonté.</text:p>
      <text:p text:style-name="P1">En cas d’échec, le théurge reçoit un nombre de points d’hubris égal au nombre d’incréments du démon.</text:p>
      <text:p text:style-name="P1">Composantes : Liturgie.</text:p>
      <text:p text:style-name="P1">Portée : -</text:p>
      <text:p text:style-name="P1">Durée : Perpétuelle.</text:p>
      <text:p text:style-name="P2"> </text:p>
      <text:p text:style-name="P2"> </text:p>
      <text:p text:style-name="P1">Théurgie frères de Bataille</text:p>
      <text:p text:style-name="P2"> </text:p>
      <text:p text:style-name="P1">Yeux de Zakhayelos (rang 2) : ce pouvoir permet au théurge d’effectuer des jets de perception tout en dormant, ses alentours pénètrent en effet ses rêves.</text:p>
      <text:p text:style-name="P1">Composantes : Liturgie.</text:p>
      <text:p text:style-name="P1">Portée : -</text:p>
      <text:p text:style-name="P1">Durée : Perpétuelle.</text:p>
      <text:p text:style-name="P2"> </text:p>
      <text:p text:style-name="P2"><text:soft-page-break/> </text:p>
      <text:p text:style-name="P1">Théurgie eskatonique</text:p>
      <text:p text:style-name="P1">Chiffre céleste (rang 1) : par ce rite, le théurge rend incompréhensible une page de texte (et peut aussi décoder un texte l’ayant subi). Bien entendu, les eskatoniques prétendent qu’il s’agit juste d’une langue magique et d’images empyréennes parfaitement claires.</text:p>
      <text:p text:style-name="P2"> </text:p>
      <text:p text:style-name="P1">Composantes : prière, gestes.</text:p>
      <text:p text:style-name="P1">Portée : -</text:p>
      <text:p text:style-name="P1">Durée : Perpétuell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nux Libertine O" svg:font-family="'Linux Libertine O'"/>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stem-ui" svg:font-family="system-ui,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nux Libertine O"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nux Libertine O"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O" fo:font-family="'Linux Libertine O'"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nux Libertine O" fo:font-family="'Linux Libertine O'"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Linux Libertine O" fo:font-family="'Linux Libertine O'"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5T08:42:53.811634250</meta:creation-date>
    <meta:generator>LibreOffice/7.4.7.2$Linux_X86_64 LibreOffice_project/40$Build-2</meta:generator>
    <dc:date>2023-08-05T18:33:13.448421934</dc:date>
    <meta:editing-duration>PT41S</meta:editing-duration>
    <meta:editing-cycles>2</meta:editing-cycles>
    <meta:document-statistic meta:table-count="0" meta:image-count="0" meta:object-count="0" meta:page-count="2" meta:paragraph-count="30" meta:word-count="231" meta:character-count="1386" meta:non-whitespace-character-count="1165"/>
  </office:meta>
</office:document-meta>
</file>